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iaDB [VISUAL]&gt; CREATE TABLE KEYWORD(</text:p>
      <text:p text:style-name="Standard"><text:s text:c="4"/>-&gt; KEYWORD VARCHAR(10) NOT NULL,</text:p>
      <text:p text:style-name="Standard"><text:s text:c="4"/>-&gt; COUNT INT NOT NULL,</text:p>
      <text:p text:style-name="Standard"><text:s text:c="4"/>-&gt; PRIMARY KEY(KEYWORD));</text:p>
      <text:p text:style-name="Standard">Query OK, 0 rows affected (0.11 sec)</text:p>
      <text:p text:style-name="Standard"/>
      <text:p text:style-name="Standard">MariaDB [VISUAL]&gt; DESC KEYWORD;</text:p>
      <text:p text:style-name="Standard">+---------+-------------+------+-----+---------+-------+</text:p>
      <text:p text:style-name="Standard">| Field <text:s text:c="2"/>| Type <text:s text:c="7"/>| Null | Key | Default | Extra |</text:p>
      <text:p text:style-name="Standard">+---------+-------------+------+-----+---------+-------+</text:p>
      <text:p text:style-name="Standard">| KEYWORD | varchar(10) | NO <text:s text:c="2"/>| PRI | NULL <text:s text:c="3"/>| <text:s text:c="6"/>|</text:p>
      <text:p text:style-name="Standard">| COUNT <text:s text:c="2"/>| int(11) <text:s text:c="4"/>| NO <text:s text:c="2"/>| <text:s text:c="4"/>| NULL <text:s text:c="3"/>| <text:s text:c="6"/>|</text:p>
      <text:p text:style-name="Standard">+---------+-------------+------+-----+---------+-------+</text:p>
      <text:p text:style-name="Standard">2 rows in set (0.00 sec)</text:p>
      <text:p text:style-name="Standard"/>
      <text:p text:style-name="Standard">MariaDB [VISUAL]&gt; CREATE TABLE HASHTAG(</text:p>
      <text:p text:style-name="Standard"><text:s text:c="4"/>-&gt; HASHTAG VARCHAR(10) NOT NULL,</text:p>
      <text:p text:style-name="Standard"><text:s text:c="4"/>-&gt; COUNT INT NOT NULL,</text:p>
      <text:p text:style-name="Standard"><text:s text:c="4"/>-&gt; PRIMARY KEY(HASHTAG));</text:p>
      <text:p text:style-name="Standard">Query OK, 0 rows affected (0.03 sec)</text:p>
      <text:p text:style-name="Standard"/>
      <text:p text:style-name="Standard">MariaDB [VISUAL]&gt; DESC HASHTAG;</text:p>
      <text:p text:style-name="Standard">+---------+-------------+------+-----+---------+-------+</text:p>
      <text:p text:style-name="Standard">| Field <text:s text:c="2"/>| Type <text:s text:c="7"/>| Null | Key | Default | Extra |</text:p>
      <text:p text:style-name="Standard">+---------+-------------+------+-----+---------+-------+</text:p>
      <text:p text:style-name="Standard">| HASHTAG | varchar(10) | NO <text:s text:c="2"/>| PRI | NULL <text:s text:c="3"/>| <text:s text:c="6"/>|</text:p>
      <text:p text:style-name="Standard">| COUNT <text:s text:c="2"/>| int(11) <text:s text:c="4"/>| NO <text:s text:c="2"/>| <text:s text:c="4"/>| NULL <text:s text:c="3"/>| <text:s text:c="6"/>|</text:p>
      <text:p text:style-name="Standard">+---------+-------------+------+-----+---------+-------+</text:p>
      <text:p text:style-name="Standard">2 rows in set (0.00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16:24:42.243973098</meta:creation-date>
    <dc:date>2019-04-28T16:37:09.096527094</dc:date>
    <meta:editing-duration>PT2M16S</meta:editing-duration>
    <meta:editing-cycles>1</meta:editing-cycles>
    <meta:document-statistic meta:table-count="0" meta:image-count="0" meta:object-count="0" meta:page-count="1" meta:paragraph-count="26" meta:word-count="184" meta:character-count="1114" meta:non-whitespace-character-count="886"/>
    <meta:generator>LibreOffice/6.0.7.3$Linux_X86_64 LibreOffice_project/00m0$Build-3</meta:generator>
  </office:meta>
</office:document-meta>
</file>